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0d0f8d" officeooo:paragraph-rsid="000d0f8d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normal" officeooo:rsid="000d0f8d" officeooo:paragraph-rsid="000d0f8d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officeooo:rsid="000dfcb6" officeooo:paragraph-rsid="000d0f8d" style:font-size-asian="11pt" style:font-size-complex="11pt"/>
    </style:style>
    <style:style style:name="P4" style:family="paragraph" style:parent-style-name="Standard">
      <style:text-properties fo:font-size="11pt" fo:font-weight="bold" officeooo:rsid="00101c07" officeooo:paragraph-rsid="00101c07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10bbb4" officeooo:paragraph-rsid="0010bbb4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fcb6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ítulo</text:p>
      <text:p text:style-name="P2"><text:tab/>Conhecimento de linux para o mercado de trabalho.</text:p>
      <text:p text:style-name="P2"/>
      <text:p text:style-name="P1">2. Identificação</text:p>
      <text:p text:style-name="P1">2.1 Local</text:p>
      <text:p text:style-name="P1"><text:tab/><text:span text:style-name="T2">Brasil</text:span></text:p>
      <text:p text:style-name="P1">2.2 Beneficiários</text:p>
      <text:p text:style-name="P3"><text:tab/>Absolutamente nínguem.</text:p>
      <text:p text:style-name="P4">3. Objetivo</text:p>
      <text:p text:style-name="P4"><text:tab/>“Nesta parte indica-se o que é pretendido com o desenvolvimendo da pesquisa. Deve-se iniciar com o verbo no infinitivo”</text:p>
      <text:p text:style-name="P4"><text:span text:style-name="T1">3.1 Objetivo geral</text:span></text:p>
      <text:p text:style-name="P4"><text:span text:style-name="T1"><text:tab/>“Esta ligado a uma visao global e abrangente do tema.Vincula-se diretamente a propria sidnificação da tese proposta pelo projeto”</text:span></text:p>
      <text:p text:style-name="P4"><text:span text:style-name="T1">3.2 Objetivo especifico</text:span></text:p>
      <text:p text:style-name="P4"><text:span text:style-name="T1"><text:tab/>“Apresentam um carater mais concreto e tem funçao intermediaria e isntrumental permitindo atingir o objetivo geral e aplica-lo a situações particulares.”</text:span></text:p>
      <text:p text:style-name="P5"><text:span text:style-name="T1">4. Justificativa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2T17:40:14.549467188</meta:creation-date>
    <meta:generator>LibreOffice/6.3.1.2$Linux_X86_64 LibreOffice_project/30$Build-2</meta:generator>
    <dc:date>2019-09-12T18:23:49.497479490</dc:date>
    <meta:editing-duration>PT33M47S</meta:editing-duration>
    <meta:editing-cycles>5</meta:editing-cycles>
    <meta:document-statistic meta:table-count="0" meta:image-count="0" meta:object-count="0" meta:page-count="1" meta:paragraph-count="14" meta:word-count="88" meta:character-count="603" meta:non-whitespace-character-count="523"/>
  </office:meta>
</office:document-meta>
</file>